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69">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1=ACQ},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5">
            <table:table-cell table:style-name="ce51"/>
            <table:covered-table-cell/>
            <table:table-cell office:value-type="string" table:style-name="ce68">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Create 2 cases where size: {IOSQ=IOCQ, IOSQ+1=IOCQ}, however within each case, 3 samples of the queue pairs are {min, mid, max}sized.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5">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6T18:54:24Z</dc:date>
    <meta:print-date>2012-02-10T16:57:31Z</meta:print-date>
  </office:meta>
</office:document-meta>
</file>